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hase 1</text:p>
      <text:p text:style-name="Standard"/>
      <text:p text:style-name="Standard">1. communication </text:p>
      <text:p text:style-name="Standard">2. state machine </text:p>
      <text:list xml:id="list577684503" text:style-name="L2">
        <text:list-item>
          <text:p text:style-name="P1">hardware + HAL <text:s/>(example : turnLight(GREEN, traficLightNo) <text:s text:c="2"/>, isCarSensorNo3On() <text:s text:c="2"/>)</text:p>
        </text:list-item>
        <text:list-item>
          <text:p text:style-name="P1">log + configure + thread &amp; IPC tools (mutex, sem)</text:p>
        </text:list-item>
      </text:list>
      <text:p text:style-name="Standard"/>
      <text:p text:style-name="Standard"/>
      <text:p text:style-name="Standard"/>
      <text:p text:style-name="Standard">Phase 2</text:p>
      <text:p text:style-name="Standard"/>
      <text:list xml:id="list790620453" text:style-name="L3">
        <text:list-item>
          <text:p text:style-name="P2">Msgs types from each Moudle: </text:p>
          <text:p text:style-name="P2">OAM → Control &amp; Emulation : start/end/pause</text:p>
          <text:p text:style-name="P2">Control &amp; Emulation → OAM : ack</text:p>
          <text:p text:style-name="P2">…...</text:p>
          <text:p text:style-name="P2"/>
        </text:list-item>
        <text:list-item>
          <text:p text:style-name="P2">Control : </text:p>
          <text:p text:style-name="P2">- Listening to events from world emulation</text:p>
          <text:p text:style-name="P2">- Listening to status changes from OEM </text:p>
          <text:p text:style-name="P2">- major state machine : states – off , police , crash , normal , pause </text:p>
          <text:p text:style-name="P2">- secondary states machine on <text:s/>normal, <text:s/>police, pause <text:s/></text:p>
          <text:p text:style-name="P2">- sending traffic lights status to OEM every seco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4-05-13T13:59:18</meta:creation-date>
    <dc:date>2014-05-13T14:13:19</dc:date>
    <dc:creator>student </dc:creator>
    <meta:editing-duration>P0D</meta:editing-duration>
    <meta:editing-cycles>1</meta:editing-cycles>
    <meta:document-statistic meta:table-count="0" meta:image-count="0" meta:object-count="0" meta:page-count="1" meta:paragraph-count="16" meta:word-count="102" meta:character-count="565" meta:non-whitespace-character-count="468"/>
    <meta:generator>LibreOffice/3.5$Linux_x86 LibreOffice_project/350m1$Build-2</meta:generator>
  </office:meta>
</office:document-meta>
</file>